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F174B9C2CEBC7814.png" manifest:media-type="image/png"/>
  <manifest:file-entry manifest:full-path="Pictures/100000010000064000000384B048B37A204D5C89.png" manifest:media-type="image/png"/>
  <manifest:file-entry manifest:full-path="Pictures/10000001000003260000006CABF87F8D496095C8.png" manifest:media-type="image/png"/>
  <manifest:file-entry manifest:full-path="Pictures/1000000100000640000003849EAB11289E24907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1634in" svg:y="1.05in" svg:width="9.7925in" svg:height="5.5083in" draw:z-index="0"><draw:image xlink:href="Pictures/1000000100000640000003849EAB11289E249075.png" xlink:type="simple" xlink:show="embed" xlink:actuate="onLoad" draw:mime-type="image/png"/></draw:frame><draw:frame draw:style-name="fr1" draw:name="Image4" text:anchor-type="char" svg:width="10.0445in" svg:height="1.3457in" draw:z-index="3"><draw:image xlink:href="Pictures/10000001000003260000006CABF87F8D496095C8.png" xlink:type="simple" xlink:show="embed" xlink:actuate="onLoad" draw:mime-type="image/png"/></draw:frame></text:p>
      <text:p text:style-name="P1"><draw:frame draw:style-name="fr2" draw:name="Image2" text:anchor-type="char" svg:width="9.7925in" svg:height="5.5083in" draw:z-index="1"><draw:image xlink:href="Pictures/100000010000064000000384B048B37A204D5C89.png" xlink:type="simple" xlink:show="embed" xlink:actuate="onLoad" draw:mime-type="image/png"/></draw:frame></text:p>
      <text:p text:style-name="P1"><draw:frame draw:style-name="fr2" draw:name="Image3" text:anchor-type="char" svg:width="9.7925in" svg:height="5.5083in" draw:z-index="2"><draw:image xlink:href="Pictures/100000010000064000000384F174B9C2CEBC78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6:08:21.362553670</meta:creation-date>
    <dc:date>2024-09-13T16:19:24.894846010</dc:date>
    <meta:editing-duration>PT11M3S</meta:editing-duration>
    <meta:editing-cycles>4</meta:editing-cycles>
    <meta:generator>LibreOffice/7.4.7.2$Linux_X86_64 LibreOffice_project/40$Build-2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